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STANDS BEFORE AN ANGRY MOB (22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PAUL STANDS BEFORE AN ANGRY MOB (22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 speaks concerning his pre-conversion (22:1-5, 20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He speaks concerning his pre-conversion (22:1-5, 20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is background (22:1-3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background (22:1-3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was born in Tarsus (22:1-3a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was trained by Gamaliel (22:3b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 was zealous for God (22:3c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He speaks concerning his pre-conversion (22:1-5, 20).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His background (22:1-3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His bias (22:4-5, 20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PAUL STANDS BEFORE AN ANGRY MOB (22:1-21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He speaks concerning his pre-conversion (22:1-5, 20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He speaks concerning his conversion (22:6-16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-title-Title-Slide" presentation:presentation-page-layout-name="Master1-PPL1" draw:id="Slide-262">
        <draw:frame draw:id="id95" presentation:style-name="a512" draw:name="Title 1" svg:x="1.38in" svg:y="0.83in" svg:width="10.3in" svg:height="4.42in" presentation:class="title" presentation:placeholder="false">
          <draw:text-box>
            <text:p text:style-name="a511" text:class-names="" text:cond-style-name=""><text:span text:style-name="a509" text:class-names=""><text:s text:c="1"/>He speaks concerning his conversion (22:6-16).<text:s text:c="1"/></text:span><text:span text:style-name="a510" text:class-names=""/></text:p>
          </draw:text-box>
          <svg:title/>
          <svg:desc/>
        </draw:frame>
        <draw:frame draw:id="id96" presentation:style-name="a517" draw:name="Subtitle 2" svg:x="1.38in" svg:y="5.25in" svg:width="10.3in" svg:height="1.85in" presentation:class="subtitle" presentation:placeholder="false">
          <draw:text-box>
            <text:p text:style-name="a514" text:class-names="" text:cond-style-name=""><text:span text:style-name="a513" text:class-names=""><text:s text:c="1"/>His vision of the Son of God (22:6-11)<text:s text:c="1"/></text:span></text:p>
            <text:p text:style-name="a516" text:class-names="" text:cond-style-name=""><text:span text:style-name="a515" text:class-names=""/></text:p>
          </draw:text-box>
          <svg:title/>
          <svg:desc/>
        </draw:frame>
      </draw:page>
      <draw:page draw:name="Slide8" draw:style-name="a518" draw:master-page-name="Master1-Layout1-title-Title-Slide" presentation:presentation-page-layout-name="Master1-PPL1" draw:id="Slide-263">
        <draw:frame draw:id="id97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<text:s text:c="1"/>His vision of the Son of God (22:6-11)<text:s text:c="1"/></text:span><text:span text:style-name="a520" text:class-names=""/></text:p>
          </draw:text-box>
          <svg:title/>
          <svg:desc/>
        </draw:frame>
        <draw:frame draw:id="id98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The revelation (22:6-10)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9" draw:style-name="a528" draw:master-page-name="Master1-Layout12-tx-Title-and-Text" presentation:presentation-page-layout-name="Master1-PPL12" draw:id="Slide-264">
        <draw:frame draw:id="id99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revelation (22:6-10)<text:s text:c="1"/></text:span><text:span text:style-name="a530" text:class-names=""/></text:p>
          </draw:text-box>
          <svg:title/>
          <svg:desc/>
        </draw:frame>
        <draw:frame draw:id="id100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What he saw (22: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What he heard (22:7-10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10" draw:style-name="a543" draw:master-page-name="Master1-Layout12-tx-Title-and-Text" presentation:presentation-page-layout-name="Master1-PPL12" draw:id="Slide-265">
        <draw:frame draw:id="id101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What he heard (22:7-10):<text:s text:c="1"/></text:span><text:span text:style-name="a545" text:class-names=""/></text:p>
          </draw:text-box>
          <svg:title/>
          <svg:desc/>
        </draw:frame>
        <draw:frame draw:id="id102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"Why are you persecuting me?" (22:7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"Go into Damascus, and there you will be told all that you are to do" (22:8-10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1" draw:style-name="a558" draw:master-page-name="Master1-Layout12-tx-Title-and-Text" presentation:presentation-page-layout-name="Master1-PPL12" draw:id="Slide-266">
        <draw:frame draw:id="id103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revelation (22:6-10)<text:s text:c="1"/></text:span><text:span text:style-name="a560" text:class-names=""/></text:p>
          </draw:text-box>
          <svg:title/>
          <svg:desc/>
        </draw:frame>
        <draw:frame draw:id="id104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What he saw (22:6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What he heard (22:7-1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2" draw:style-name="a573" draw:master-page-name="Master1-Layout12-tx-Title-and-Text" presentation:presentation-page-layout-name="Master1-PPL12" draw:id="Slide-267">
        <draw:frame draw:id="id105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His vision of the Son of God (22:6-11)<text:s text:c="1"/></text:span><text:span text:style-name="a575" text:class-names=""/></text:p>
          </draw:text-box>
          <svg:title/>
          <svg:desc/>
        </draw:frame>
        <draw:frame draw:id="id106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revelation (22:6-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results (22:11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3" draw:style-name="a588" draw:master-page-name="Master1-Layout12-tx-Title-and-Text" presentation:presentation-page-layout-name="Master1-PPL12" draw:id="Slide-268">
        <draw:frame draw:id="id107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He speaks concerning his conversion (22:6-16).<text:s text:c="1"/></text:span><text:span text:style-name="a590" text:class-names=""/></text:p>
          </draw:text-box>
          <svg:title/>
          <svg:desc/>
        </draw:frame>
        <draw:frame draw:id="id108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His vision of the Son of God (22:6-11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His visit by the servant of God (22:12-16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4" draw:style-name="a603" draw:master-page-name="Master1-Layout12-tx-Title-and-Text" presentation:presentation-page-layout-name="Master1-PPL12" draw:id="Slide-269">
        <draw:frame draw:id="id109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PAUL STANDS BEFORE AN ANGRY MOB (22:1-21)<text:s text:c="1"/></text:span><text:span text:style-name="a605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He speaks concerning his pre-conversion (22:1-5, 20).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He speaks concerning his conversion (22:6-16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e speaks concerning his post-conversion (22:17-19, 21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He speaks concerning his post-conversion (22:17-19, 21).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How God saved him from the Jews (22:17-19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ow God sent him to the Gentiles (22:2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PAUL STANDS BEFORE AN ANGRY MOB (22:1-21)<text:s text:c="1"/></text:span><text:span text:style-name="a638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He speaks concerning his pre-conversion (22:1-5, 20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He speaks concerning his conversion (22:6-16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e speaks concerning his post-conversion (22:17-19, 21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ACTS 22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PAUL STANDS BEFORE AN ANGRY MOB (22:1-21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PAUL STANDS BEFORE THE ROMAN MILITARY (22:22-29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PAUL STANDS BEFORE THE ROMAN MILITARY (22:22-29)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anarchy of the crowd (22:22-23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action of the commander (22:24-29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action of the commander (22:24-29)<text:s text:c="1"/></text:span><text:span text:style-name="a686" text:class-names=""/></text:p>
          </draw:text-box>
          <svg:title/>
          <svg:desc/>
        </draw:frame>
        <draw:frame draw:id="id120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command (22:24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countermand (22:25-29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0" draw:style-name="a699" draw:master-page-name="Master1-Layout12-tx-Title-and-Text" presentation:presentation-page-layout-name="Master1-PPL12" draw:id="Slide-275">
        <draw:frame draw:id="id121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PAUL STANDS BEFORE THE ROMAN MILITARY (22:22-29)<text:s text:c="1"/></text:span><text:span text:style-name="a701" text:class-names=""/></text:p>
          </draw:text-box>
          <svg:title/>
          <svg:desc/>
        </draw:frame>
        <draw:frame draw:id="id122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anarchy of the crowd (22:22-23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action of the commander (22:24-29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1" draw:style-name="a714" draw:master-page-name="Master1-Layout12-tx-Title-and-Text" presentation:presentation-page-layout-name="Master1-PPL12" draw:id="Slide-276">
        <draw:frame draw:id="id123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ACTS 22<text:s text:c="1"/></text:span><text:span text:style-name="a716" text:class-names=""/></text:p>
          </draw:text-box>
          <svg:title/>
          <svg:desc/>
        </draw:frame>
        <draw:frame draw:id="id124" presentation:style-name="a731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PAUL STANDS BEFORE AN ANGRY MOB (22:1-21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PAUL STANDS BEFORE THE ROMAN MILITARY (22:22-29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PAUL STANDS BEFORE THE JEWISH SANHEDRIN (22:30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2 </dc:title>
    <meta:initial-creator>David STRICKLAND</meta:initial-creator>
    <dc:creator>David STRICKLAND</dc:creator>
    <meta:creation-date>2020-02-22T19:26:04Z</meta:creation-date>
    <dc:date>2020-02-22T19:26:05Z</dc:date>
    <meta:template xlink:href="BibleStudy" xlink:type="simple"/>
    <meta:editing-cycles>1</meta:editing-cycles>
    <meta:editing-duration>PT0S</meta:editing-duration>
    <meta:document-statistic meta:paragraph-count="62" meta:word-count="543"/>
  </office:meta>
</office:document-meta>
</file>